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3" style:parent-style-name="ListParagraph" style:list-style-name="LFO1" style:family="paragraph">
      <style:text-properties fo:font-size="16pt" style:font-size-asian="16pt" style:font-size-complex="16pt"/>
    </style:style>
    <style:style style:name="P4" style:parent-style-name="ListParagraph" style:family="paragraph">
      <style:text-properties fo:font-size="16pt" style:font-size-asian="16pt" style:font-size-complex="16pt"/>
    </style:style>
    <style:style style:name="P5" style:parent-style-name="ListParagraph" style:list-style-name="LFO2" style:family="paragraph">
      <style:text-properties fo:font-size="16pt" style:font-size-asian="16pt" style:font-size-complex="16pt"/>
    </style:style>
    <style:style style:name="P6" style:parent-style-name="ListParagraph" style:list-style-name="LFO2" style:family="paragraph">
      <style:text-properties fo:font-size="16pt" style:font-size-asian="16pt" style:font-size-complex="16pt"/>
    </style:style>
    <style:style style:name="P7" style:parent-style-name="ListParagraph" style:list-style-name="LFO2" style:family="paragraph">
      <style:text-properties fo:font-size="16pt" style:font-size-asian="16pt" style:font-size-complex="16pt"/>
    </style:style>
    <style:style style:name="P8" style:parent-style-name="ListParagraph" style:list-style-name="LFO2" style:family="paragraph">
      <style:text-properties fo:font-size="16pt" style:font-size-asian="16pt" style:font-size-complex="16pt"/>
    </style:style>
    <style:style style:name="P9" style:parent-style-name="ListParagraph" style:list-style-name="LFO2" style:family="paragraph">
      <style:text-properties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fo:font-size="16pt" style:font-size-asian="16pt" style:font-size-complex="16pt"/>
    </style:style>
    <style:style style:name="P13" style:parent-style-name="ListParagraph" style:list-style-name="LFO1" style:family="paragraph">
      <style:text-properties fo:font-size="16pt" style:font-size-asian="16pt" style:font-size-complex="16pt"/>
    </style:style>
    <style:style style:name="P14" style:parent-style-name="ListParagraph" style:list-style-name="LFO1" style:family="paragraph">
      <style:text-properties fo:font-size="16pt" style:font-size-asian="16pt" style:font-size-complex="16pt"/>
    </style:style>
  </office:automatic-styles>
  <office:body>
    <office:text text:use-soft-page-breaks="true">
      <text:p text:style-name="P1">Tema 8</text:p>
      <text:p text:style-name="P2">Andreea Olaru</text:p>
      <text:list text:style-name="LFO1" text:continue-numbering="true">
        <text:list-item>
          <text:p text:style-name="P3">Problema 8.1</text:p>
        </text:list-item>
      </text:list>
      <text:p text:style-name="P4">In gdata_arx am modificat urmatorarele:</text:p>
      <text:list text:style-name="LFO2" text:continue-numbering="true">
        <text:list-item>
          <text:p text:style-name="P5">52:57 Am sters paramaterii pentru c/oc intrucat modelul arx nu are filtru de zgomot (polinomul C); De asemenea am adaugat un coeficient in plus a si b pentru ca<text:s/>modelul sa fie de ordin [2,2]</text:p>
        </text:list-item>
        <text:list-item>
          <text:p text:style-name="P6">102 recreat obiectul cu coeficientii noi</text:p>
        </text:list-item>
        <text:list-item>
          <text:p text:style-name="P7">126 am sters eroarea; componenta c[n]*e[n]</text:p>
        </text:list-item>
        <text:list-item>
          <text:p text:style-name="P8">127 iesirea sistemului y in functie de intrari si iesiri precedente (n-1 si n-2)</text:p>
        </text:list-item>
        <text:list-item>
          <text:p text:style-name="P9">128:130 recrearea modelului polynomial</text:p>
        </text:list-item>
      </text:list>
      <text:p text:style-name="Normal"><text:span text:style-name="T10"><text:s text:c="3"/>In test, prima sectiune, este un script care genereaza seturi de date a de lungimi 200,800 si 2000 folosing functia<text:s/></text:span><text:span text:style-name="T11">gen_arx</text:span><text:span text:style-name="T12">.</text:span></text:p>
      <text:list text:style-name="LFO1" text:continue-numbering="true">
        <text:list-item>
          <text:p text:style-name="P13">Problema 8.2</text:p>
          <text:list text:continue-numbering="true">
            <text:list-item>
              <text:p text:style-name="P14"/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reea</meta:initial-creator>
    <dc:creator>Andreea</dc:creator>
    <meta:creation-date>2020-06-29T12:42:00Z</meta:creation-date>
    <dc:date>2020-06-29T16:11:00Z</dc:date>
    <meta:template xlink:href="Normal.dotm" xlink:type="simple"/>
    <meta:editing-cycles>3</meta:editing-cycles>
    <meta:editing-duration>PT9540S</meta:editing-duration>
    <meta:document-statistic meta:page-count="1" meta:paragraph-count="1" meta:word-count="91" meta:character-count="610" meta:row-count="4" meta:non-whitespace-character-count="520"/>
  </office:meta>
</office:document-meta>
</file>